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Replacements/Object 14"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
  <manifest:file-entry manifest:full-path="ObjectReplacements/Object 81" manifest:media-type=""/>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
  <manifest:file-entry manifest:full-path="ObjectReplacements/Object 17" manifest:media-type=""/>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
  <manifest:file-entry manifest:full-path="ObjectReplacements/Object 8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3" manifest:media-type=""/>
  <manifest:file-entry manifest:full-path="ObjectReplacements/Object 4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 manifest:media-type=""/>
  <manifest:file-entry manifest:full-path="ObjectReplacements/Object 9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6/settings.xml" manifest:media-type="text/xml"/>
  <manifest:file-entry manifest:full-path="Object 76/content.xml" manifest:media-type="text/xml"/>
  <manifest:file-entry manifest:full-path="Object 76/Configurations2/" manifest:media-type="application/vnd.sun.xml.ui.configuration"/>
  <manifest:file-entry manifest:full-path="Object 7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manifest.rdf" manifest:media-type="application/rdf+xml"/>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Thumbnails/thumbnail.png" manifest:media-type="image/png"/>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39/content.xml" manifest:media-type="text/xml"/>
  <manifest:file-entry manifest:full-path="Object 39/settings.xml" manifest:media-type="text/xml"/>
  <manifest:file-entry manifest:full-path="Object 39/Configurations2/" manifest:media-type="application/vnd.sun.xml.ui.configuration"/>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arametry_5f_drona_5f_weryfikacja" style:display-name="parametry_drona_weryfikacja" style:family="table">
      <style:table-properties style:width="426.05pt" table:align="left" style:shadow="none"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2" style:display-name="parametry_drona_weryfikacja.B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5" style:display-name="parametry_drona_weryfikacja.B5" style:family="table-cell">
      <style:table-cell-properties fo:background-color="transparent" fo:padding="2.75pt" fo:border="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7" style:display-name="parametry_drona_weryfikacja.B7"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8" style:display-name="parametry_drona_weryfikacja.B8"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0" style:family="paragraph" style:parent-style-name="Tekst">
      <style:paragraph-properties fo:margin-left="0pt" fo:margin-right="0pt" fo:text-indent="0pt" style:auto-text-indent="false"/>
      <style:text-properties officeooo:rsid="00365d3a" officeooo:paragraph-rsid="00365d3a"/>
    </style:style>
    <style:style style:name="P21" style:family="paragraph" style:parent-style-name="Tekst">
      <style:paragraph-properties fo:margin-left="0pt" fo:margin-right="0pt" fo:text-indent="0pt" style:auto-text-indent="false"/>
      <style:text-properties officeooo:paragraph-rsid="0049ddb6"/>
    </style:style>
    <style:style style:name="P22" style:family="paragraph" style:parent-style-name="Tekst">
      <style:paragraph-properties fo:margin-left="0pt" fo:margin-right="0pt" fo:text-indent="0pt" style:auto-text-indent="false"/>
      <style:text-properties officeooo:paragraph-rsid="004b9067"/>
    </style:style>
    <style:style style:name="P23" style:family="paragraph" style:parent-style-name="równanie">
      <style:paragraph-properties fo:margin-left="0pt" fo:margin-right="0pt" fo:text-indent="0pt" style:auto-text-indent="false"/>
    </style:style>
    <style:style style:name="P24" style:family="paragraph" style:parent-style-name="Tekst">
      <style:paragraph-properties fo:margin-left="0pt" fo:margin-right="0pt" fo:text-indent="0pt" style:auto-text-indent="false"/>
      <style:text-properties officeooo:rsid="005f80b5" officeooo:paragraph-rsid="005f80b5"/>
    </style:style>
    <style:style style:name="P25" style:family="paragraph" style:parent-style-name="Tekst">
      <style:text-properties officeooo:rsid="005f80b5" officeooo:paragraph-rsid="005fceb8"/>
    </style:style>
    <style:style style:name="P26" style:family="paragraph" style:parent-style-name="Tekst">
      <style:paragraph-properties fo:margin-left="0pt" fo:margin-right="0pt" fo:text-indent="0pt" style:auto-text-indent="false"/>
      <style:text-properties officeooo:rsid="004b9067" officeooo:paragraph-rsid="004b9067"/>
    </style:style>
    <style:style style:name="P27" style:family="paragraph" style:parent-style-name="Tekst">
      <style:paragraph-properties fo:margin-left="0pt" fo:margin-right="0pt" fo:text-indent="0pt" style:auto-text-indent="false"/>
      <style:text-properties officeooo:rsid="004ecfd2" officeooo:paragraph-rsid="004ecfd2"/>
    </style:style>
    <style:style style:name="P28" style:family="paragraph" style:parent-style-name="Tekst">
      <style:paragraph-properties fo:margin-left="0pt" fo:margin-right="0pt" fo:text-indent="0pt" style:auto-text-indent="false"/>
      <style:text-properties officeooo:paragraph-rsid="004ecfd2"/>
    </style:style>
    <style:style style:name="P29" style:family="paragraph" style:parent-style-name="Tekst">
      <style:text-properties officeooo:rsid="00294a2a" officeooo:paragraph-rsid="00294a2a"/>
    </style:style>
    <style:style style:name="P30" style:family="paragraph" style:parent-style-name="Tekst">
      <style:paragraph-properties fo:margin-left="0pt" fo:margin-right="0pt" fo:text-indent="0pt" style:auto-text-indent="false"/>
      <style:text-properties officeooo:rsid="00544330" officeooo:paragraph-rsid="005f1390"/>
    </style:style>
    <style:style style:name="P31" style:family="paragraph" style:parent-style-name="Tekst">
      <style:paragraph-properties fo:margin-left="0pt" fo:margin-right="0pt" fo:text-indent="0pt" style:auto-text-indent="false"/>
      <style:text-properties officeooo:paragraph-rsid="005fceb8"/>
    </style:style>
    <style:style style:name="P32" style:family="paragraph" style:parent-style-name="równanie">
      <style:paragraph-properties fo:margin-left="0pt" fo:margin-right="0pt" fo:text-indent="0pt" style:auto-text-indent="false"/>
      <style:text-properties officeooo:paragraph-rsid="005fceb8"/>
    </style:style>
    <style:style style:name="P33" style:family="paragraph" style:parent-style-name="Tekst">
      <style:paragraph-properties fo:margin-left="0pt" fo:margin-right="0pt" fo:text-indent="0pt" style:auto-text-indent="false"/>
      <style:text-properties officeooo:rsid="006153a3" officeooo:paragraph-rsid="006153a3"/>
    </style:style>
    <style:style style:name="P34" style:family="paragraph" style:parent-style-name="Tekst">
      <style:paragraph-properties fo:margin-left="0pt" fo:margin-right="0pt" fo:text-indent="0pt" style:auto-text-indent="false"/>
      <style:text-properties officeooo:rsid="006153a3" officeooo:paragraph-rsid="006285da"/>
    </style:style>
    <style:style style:name="P35" style:family="paragraph" style:parent-style-name="Tekst">
      <style:paragraph-properties fo:margin-left="0pt" fo:margin-right="0pt" fo:text-indent="0pt" style:auto-text-indent="false"/>
      <style:text-properties officeooo:rsid="006153a3" officeooo:paragraph-rsid="0062b2ae"/>
    </style:style>
    <style:style style:name="P36" style:family="paragraph" style:parent-style-name="równanie">
      <style:paragraph-properties fo:margin-left="0pt" fo:margin-right="0pt" fo:text-indent="0pt" style:auto-text-indent="false"/>
      <style:text-properties officeooo:paragraph-rsid="00505992"/>
    </style:style>
    <style:style style:name="P37" style:family="paragraph" style:parent-style-name="Tekst">
      <style:paragraph-properties fo:margin-left="0pt" fo:margin-right="0pt" fo:text-indent="0pt" style:auto-text-indent="false"/>
      <style:text-properties officeooo:rsid="0062b2ae" officeooo:paragraph-rsid="0062b2ae"/>
    </style:style>
    <style:style style:name="P38" style:family="paragraph" style:parent-style-name="Tekst">
      <style:paragraph-properties fo:margin-left="0pt" fo:margin-right="0pt" fo:text-indent="0pt" style:auto-text-indent="false"/>
      <style:text-properties officeooo:rsid="00655d30" officeooo:paragraph-rsid="00655d30"/>
    </style:style>
    <style:style style:name="P39" style:family="paragraph" style:parent-style-name="równanie">
      <style:paragraph-properties fo:margin-left="0pt" fo:margin-right="0pt" fo:text-indent="0pt" style:auto-text-indent="false"/>
      <style:text-properties officeooo:rsid="00655d30" officeooo:paragraph-rsid="00655d30"/>
    </style:style>
    <style:style style:name="P40" style:family="paragraph" style:parent-style-name="Tekst">
      <style:paragraph-properties fo:margin-left="0pt" fo:margin-right="0pt" fo:text-indent="0pt" style:auto-text-indent="false"/>
      <style:text-properties officeooo:rsid="00669afc" officeooo:paragraph-rsid="00669afc"/>
    </style:style>
    <style:style style:name="P41" style:family="paragraph" style:parent-style-name="Tekst">
      <style:paragraph-properties fo:margin-left="0pt" fo:margin-right="0pt" fo:text-indent="0pt" style:auto-text-indent="false"/>
      <style:text-properties officeooo:rsid="0068ca86" officeooo:paragraph-rsid="0068ca86"/>
    </style:style>
    <style:style style:name="P42" style:family="paragraph" style:parent-style-name="Tekst">
      <style:paragraph-properties fo:margin-left="0pt" fo:margin-right="0pt" fo:text-indent="0pt" style:auto-text-indent="false"/>
      <style:text-properties officeooo:rsid="00696ab4" officeooo:paragraph-rsid="006a9247"/>
    </style:style>
    <style:style style:name="P43" style:family="paragraph" style:parent-style-name="Tekst">
      <style:paragraph-properties fo:margin-left="0pt" fo:margin-right="0pt" fo:text-indent="0pt" style:auto-text-indent="false"/>
      <style:text-properties officeooo:rsid="006a9247" officeooo:paragraph-rsid="006a9247"/>
    </style:style>
    <style:style style:name="P44"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45"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46" style:family="paragraph" style:parent-style-name="Bibliography_20_1">
      <style:paragraph-properties>
        <style:tab-stops/>
      </style:paragraph-properties>
    </style:style>
    <style:style style:name="P47" style:family="paragraph" style:parent-style-name="Bibliography_20_Heading">
      <style:paragraph-properties fo:break-before="page"/>
    </style:style>
    <style:style style:name="P48" style:family="paragraph" style:parent-style-name="Podtytul">
      <style:text-properties officeooo:rsid="002ecb5f" officeooo:paragraph-rsid="002ecb5f"/>
    </style:style>
    <style:style style:name="P49" style:family="paragraph" style:parent-style-name="Podtytul">
      <style:text-properties officeooo:rsid="00211025" officeooo:paragraph-rsid="00211025"/>
    </style:style>
    <style:style style:name="P50" style:family="paragraph" style:parent-style-name="Podtytul">
      <style:text-properties officeooo:paragraph-rsid="00294a2a"/>
    </style:style>
    <style:style style:name="P51" style:family="paragraph" style:parent-style-name="Punkt_20_podrozdzialu">
      <style:text-properties officeooo:rsid="002ecb5f" officeooo:paragraph-rsid="002ecb5f"/>
    </style:style>
    <style:style style:name="P52" style:family="paragraph" style:parent-style-name="Punkt_20_podrozdzialu">
      <style:text-properties officeooo:rsid="00505992" officeooo:paragraph-rsid="00505992"/>
    </style:style>
    <style:style style:name="P53" style:family="paragraph" style:parent-style-name="Punkt_20_podrozdzialu">
      <style:text-properties fo:font-weight="normal" officeooo:rsid="0051c588" officeooo:paragraph-rsid="0051c588" style:font-weight-asian="normal" style:font-weight-complex="normal"/>
    </style:style>
    <style:style style:name="P54" style:family="paragraph" style:parent-style-name="Punkt_20_podrozdzialu">
      <style:text-properties officeooo:rsid="005f80b5" officeooo:paragraph-rsid="005f80b5"/>
    </style:style>
    <style:style style:name="P55" style:family="paragraph" style:parent-style-name="Punkt_20_podrozdzialu">
      <style:text-properties officeooo:rsid="00769147" officeooo:paragraph-rsid="00769147"/>
    </style:style>
    <style:style style:name="P56" style:family="paragraph" style:parent-style-name="Punkt_20_podrozdzialu">
      <style:text-properties officeooo:paragraph-rsid="00799160"/>
    </style:style>
    <style:style style:name="P57" style:family="paragraph" style:parent-style-name="Standard" style:master-page-name="Title">
      <style:paragraph-properties fo:margin-top="0pt" fo:margin-bottom="0pt" style:contextual-spacing="false" fo:line-height="150%" style:page-number="auto"/>
      <style:text-properties fo:font-size="10pt" officeooo:rsid="0014522a" officeooo:paragraph-rsid="0014522a" style:font-size-asian="8.75pt" style:font-size-complex="10pt"/>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2696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967" officeooo:paragraph-rsid="0082696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826967" officeooo:paragraph-rsid="00826967"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64" style:family="paragraph" style:parent-style-name="Tekst" style:list-style-name="Numbering_20_123">
      <style:text-properties officeooo:rsid="0027fee0" officeooo:paragraph-rsid="0027fee0"/>
    </style:style>
    <style:style style:name="P65" style:family="paragraph" style:parent-style-name="Tekst" style:list-style-name="L1">
      <style:text-properties officeooo:rsid="0062b2ae" officeooo:paragraph-rsid="0062b2ae"/>
    </style:style>
    <style:style style:name="P66" style:family="paragraph" style:parent-style-name="Tekst" style:list-style-name="L1">
      <style:text-properties officeooo:rsid="0068ca86" officeooo:paragraph-rsid="0068ca86"/>
    </style:style>
    <style:style style:name="P67" style:family="paragraph" style:parent-style-name="Tekst" style:list-style-name="L2">
      <style:text-properties officeooo:rsid="0066f79f" officeooo:paragraph-rsid="0066f79f"/>
    </style:style>
    <style:style style:name="P68" style:family="paragraph" style:parent-style-name="Tekst">
      <style:paragraph-properties fo:margin-left="0pt" fo:margin-right="0pt" fo:text-indent="0pt" style:auto-text-indent="false"/>
      <style:text-properties officeooo:rsid="0066f79f" officeooo:paragraph-rsid="0070ea03"/>
    </style:style>
    <style:style style:name="P69" style:family="paragraph" style:parent-style-name="Tekst">
      <style:paragraph-properties fo:margin-left="0pt" fo:margin-right="0pt" fo:text-indent="0pt" style:auto-text-indent="false"/>
      <style:text-properties officeooo:rsid="004b9067" officeooo:paragraph-rsid="0070960f"/>
    </style:style>
    <style:style style:name="P70" style:family="paragraph" style:parent-style-name="Tekst">
      <style:paragraph-properties fo:margin-left="0pt" fo:margin-right="0pt" fo:text-indent="0pt" style:auto-text-indent="false"/>
      <style:text-properties officeooo:rsid="004ecfd2" officeooo:paragraph-rsid="0070960f"/>
    </style:style>
    <style:style style:name="P71" style:family="paragraph" style:parent-style-name="Tekst">
      <style:paragraph-properties fo:margin-left="0pt" fo:margin-right="0pt" fo:text-indent="0pt" style:auto-text-indent="false"/>
      <style:text-properties officeooo:rsid="006a9247" officeooo:paragraph-rsid="0070960f"/>
    </style:style>
    <style:style style:name="P72" style:family="paragraph" style:parent-style-name="Tekst">
      <style:paragraph-properties fo:margin-left="0pt" fo:margin-right="0pt" fo:text-indent="0pt" style:auto-text-indent="false"/>
      <style:text-properties officeooo:paragraph-rsid="007170b9"/>
    </style:style>
    <style:style style:name="P73" style:family="paragraph" style:parent-style-name="Tekst">
      <style:paragraph-properties fo:margin-left="0pt" fo:margin-right="0pt" fo:text-indent="0pt" style:auto-text-indent="false"/>
      <style:text-properties officeooo:rsid="007170b9" officeooo:paragraph-rsid="007170b9"/>
    </style:style>
    <style:style style:name="P74" style:family="paragraph" style:parent-style-name="Tekst">
      <style:paragraph-properties fo:margin-left="0pt" fo:margin-right="0pt" fo:text-indent="0pt" style:auto-text-indent="false"/>
      <style:text-properties officeooo:rsid="00655d30" officeooo:paragraph-rsid="00731dee"/>
    </style:style>
    <style:style style:name="P75" style:family="paragraph" style:parent-style-name="Tekst">
      <style:paragraph-properties fo:margin-left="0pt" fo:margin-right="0pt" fo:text-indent="0pt" style:auto-text-indent="false"/>
      <style:text-properties officeooo:rsid="00749fb7" officeooo:paragraph-rsid="00769147"/>
    </style:style>
    <style:style style:name="P76" style:family="paragraph" style:parent-style-name="Tekst">
      <style:text-properties officeooo:paragraph-rsid="00791c7a"/>
    </style:style>
    <style:style style:name="P77" style:family="paragraph" style:parent-style-name="Tekst">
      <style:text-properties officeooo:paragraph-rsid="007c5047"/>
    </style:style>
    <style:style style:name="P78" style:family="paragraph" style:parent-style-name="Tekst">
      <style:paragraph-properties fo:margin-left="0pt" fo:margin-right="0pt" fo:text-indent="0pt" style:auto-text-indent="false"/>
      <style:text-properties officeooo:rsid="007c5047" officeooo:paragraph-rsid="007e3ef2"/>
    </style:style>
    <style:style style:name="P79"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80"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81" style:family="paragraph" style:parent-style-name="Tytul_20_rozdzialu">
      <style:text-properties officeooo:rsid="002ecb5f" officeooo:paragraph-rsid="002ecb5f"/>
    </style:style>
    <style:style style:name="P82" style:family="paragraph" style:parent-style-name="Tytul_20_rozdzialu">
      <style:text-properties officeooo:rsid="00211025" officeooo:paragraph-rsid="00211025"/>
    </style:style>
    <style:style style:name="P83" style:family="paragraph" style:parent-style-name="równanie">
      <style:paragraph-properties fo:margin-left="0pt" fo:margin-right="0pt" fo:text-indent="0pt" style:auto-text-indent="false"/>
    </style:style>
    <style:style style:name="P84"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85"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officeooo:rsid="004b9067"/>
    </style:style>
    <style:style style:name="T41" style:family="text">
      <style:text-properties officeooo:rsid="004ecfd2"/>
    </style:style>
    <style:style style:name="T42" style:family="text">
      <style:text-properties officeooo:rsid="004f4dc9"/>
    </style:style>
    <style:style style:name="T43" style:family="text">
      <style:text-properties officeooo:rsid="00505992"/>
    </style:style>
    <style:style style:name="T44" style:family="text">
      <style:text-properties officeooo:rsid="0051c588"/>
    </style:style>
    <style:style style:name="T45" style:family="text">
      <style:text-properties officeooo:rsid="0052fa1d"/>
    </style:style>
    <style:style style:name="T46" style:family="text">
      <style:text-properties officeooo:rsid="005318f0"/>
    </style:style>
    <style:style style:name="T47" style:family="text">
      <style:text-properties officeooo:rsid="00537068"/>
    </style:style>
    <style:style style:name="T48" style:family="text">
      <style:text-properties officeooo:rsid="00544330"/>
    </style:style>
    <style:style style:name="T49" style:family="text">
      <style:text-properties officeooo:rsid="0055ab26"/>
    </style:style>
    <style:style style:name="T50" style:family="text">
      <style:text-properties fo:font-style="italic" officeooo:rsid="0055ab26" style:font-style-asian="italic" style:font-style-complex="italic"/>
    </style:style>
    <style:style style:name="T51" style:family="text">
      <style:text-properties fo:font-style="normal" officeooo:rsid="0055ab26" style:font-style-asian="normal" style:font-style-complex="normal"/>
    </style:style>
    <style:style style:name="T52" style:family="text">
      <style:text-properties fo:font-style="normal" officeooo:rsid="005a9b2b" style:font-style-asian="normal" style:font-style-complex="normal"/>
    </style:style>
    <style:style style:name="T53" style:family="text">
      <style:text-properties fo:font-style="normal" officeooo:rsid="005c5377" style:font-style-asian="normal" style:font-style-complex="normal"/>
    </style:style>
    <style:style style:name="T54" style:family="text">
      <style:text-properties fo:font-style="normal" officeooo:rsid="005f1390" style:font-style-asian="normal" style:font-style-complex="normal"/>
    </style:style>
    <style:style style:name="T55" style:family="text">
      <style:text-properties fo:font-style="normal" officeooo:rsid="004ecfd2" style:font-style-asian="normal" style:font-style-complex="normal"/>
    </style:style>
    <style:style style:name="T56" style:family="text">
      <style:text-properties fo:font-style="normal" officeooo:rsid="00655d30" style:font-style-asian="normal" style:font-style-complex="normal"/>
    </style:style>
    <style:style style:name="T57" style:family="text">
      <style:text-properties officeooo:rsid="0057a36e"/>
    </style:style>
    <style:style style:name="T58" style:family="text">
      <style:text-properties officeooo:rsid="00598dc4"/>
    </style:style>
    <style:style style:name="T59" style:family="text">
      <style:text-properties officeooo:rsid="005c5377"/>
    </style:style>
    <style:style style:name="T60" style:family="text">
      <style:text-properties officeooo:rsid="005fceb8"/>
    </style:style>
    <style:style style:name="T61" style:family="text">
      <style:text-properties officeooo:rsid="006153a3"/>
    </style:style>
    <style:style style:name="T62" style:family="text">
      <style:text-properties officeooo:rsid="006285da"/>
    </style:style>
    <style:style style:name="T63" style:family="text">
      <style:text-properties officeooo:rsid="0062b2ae"/>
    </style:style>
    <style:style style:name="T64" style:family="text">
      <style:text-properties officeooo:rsid="00635dac"/>
    </style:style>
    <style:style style:name="T65" style:family="text">
      <style:text-properties officeooo:rsid="00655d30"/>
    </style:style>
    <style:style style:name="T66" style:family="text">
      <style:text-properties fo:font-weight="bold" style:font-weight-asian="bold" style:font-weight-complex="bold"/>
    </style:style>
    <style:style style:name="T67" style:family="text">
      <style:text-properties fo:font-weight="bold" officeooo:rsid="004b9067" style:font-weight-asian="bold" style:font-weight-complex="bold"/>
    </style:style>
    <style:style style:name="T68" style:family="text">
      <style:text-properties fo:font-weight="bold" officeooo:rsid="00774cac" style:font-weight-asian="bold" style:font-weight-complex="bold"/>
    </style:style>
    <style:style style:name="T69" style:family="text">
      <style:text-properties fo:font-weight="bold" officeooo:rsid="00791c7a" style:font-weight-asian="bold" style:font-weight-complex="bold"/>
    </style:style>
    <style:style style:name="T70" style:family="text">
      <style:text-properties officeooo:rsid="0068ca86"/>
    </style:style>
    <style:style style:name="T71" style:family="text">
      <style:text-properties officeooo:rsid="00691750"/>
    </style:style>
    <style:style style:name="T72" style:family="text">
      <style:text-properties officeooo:rsid="006a9247"/>
    </style:style>
    <style:style style:name="T73" style:family="text">
      <style:text-properties officeooo:rsid="006c4b54"/>
    </style:style>
    <style:style style:name="T74" style:family="text">
      <style:text-properties officeooo:rsid="006e0645"/>
    </style:style>
    <style:style style:name="T75" style:family="text">
      <style:text-properties officeooo:rsid="006f231f"/>
    </style:style>
    <style:style style:name="T76" style:family="text">
      <style:text-properties officeooo:rsid="007049fb"/>
    </style:style>
    <style:style style:name="T77" style:family="text">
      <style:text-properties officeooo:rsid="0070960f"/>
    </style:style>
    <style:style style:name="T78" style:family="text">
      <style:text-properties officeooo:rsid="0070ea03"/>
    </style:style>
    <style:style style:name="T79" style:family="text">
      <style:text-properties officeooo:rsid="007170b9"/>
    </style:style>
    <style:style style:name="T80" style:family="text">
      <style:text-properties officeooo:rsid="0072f5fb"/>
    </style:style>
    <style:style style:name="T81" style:family="text">
      <style:text-properties officeooo:rsid="00731dee"/>
    </style:style>
    <style:style style:name="T82" style:family="text">
      <style:text-properties officeooo:rsid="00769147"/>
    </style:style>
    <style:style style:name="T83" style:family="text">
      <style:text-properties officeooo:rsid="00774cac"/>
    </style:style>
    <style:style style:name="T84" style:family="text">
      <style:text-properties officeooo:rsid="00791c7a"/>
    </style:style>
    <style:style style:name="T85" style:family="text">
      <style:text-properties officeooo:rsid="00799160"/>
    </style:style>
    <style:style style:name="T86" style:family="text">
      <style:text-properties officeooo:rsid="007a5985"/>
    </style:style>
    <style:style style:name="T87" style:family="text">
      <style:text-properties officeooo:rsid="007c5047"/>
    </style:style>
    <style:style style:name="T88" style:family="text">
      <style:text-properties officeooo:rsid="007e3ef2"/>
    </style:style>
    <style:style style:name="T89" style:family="text">
      <style:text-properties officeooo:rsid="0080894a"/>
    </style:style>
    <style:style style:name="T9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4"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1" text:outline-level="1"><text:soft-page-break/>WSTĘP i Cel pracy</text:h>
      <text:h text:style-name="P48" text:outline-level="2">Wprowadzenie</text:h>
      <text:h text:style-name="P51" text:outline-level="3" text:is-list-header="true"/>
      <text:h text:style-name="P48"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48" text:outline-level="2">Struktura pracy </text:h>
      <text:p text:style-name="P3"/>
      <text:p text:style-name="P3"/>
      <text:p text:style-name="P3"/>
      <text:p text:style-name="P3"/>
      <text:p text:style-name="P3"/>
      <text:p text:style-name="P3"/>
      <text:p text:style-name="P3"/>
      <text:p text:style-name="P3"/>
      <text:p text:style-name="P19"/>
      <text:h text:style-name="P82" text:outline-level="1"><text:soft-page-break/>MODEL MATEMATYCZNY DRONA</text:h>
      <text:h text:style-name="P49"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84"><text:span text:style-name="T90">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74">c</text:span><text:span text:style-name="T5">ią, a dokładnością. </text:span></text:p>
      <text:p text:style-name="P7"><text:tab/>Poniższa praca wykorzystuje modele matematyczne drona o różnym stopniu złożoności <text:s/>i przeznaczeniu do kilku różnych celów:</text:p>
      <text:p text:style-name="P7"/>
      <text:list xml:id="list1643604225" text:style-name="Numbering_20_123">
        <text:list-item>
          <text:p text:style-name="P64">symulacja modelu drona na platformie PC,</text:p>
        </text:list-item>
        <text:list-item>
          <text:p text:style-name="P64">analiza właściwości systemu w celu przygotowania systemu sterowania,</text:p>
        </text:list-item>
        <text:list-item>
          <text:p text:style-name="P64">predykcja trajektorii w celu dobrania optymalnego sterowania <text:span text:style-name="T6">w czasie działania.</text:span></text:p>
        </text:list-item>
      </text:list>
      <text:p text:style-name="P9"/>
      <text:p text:style-name="P20">Kolejny podrozdział zawiera wyprowadzenie podstawowego modelu poznawczego. W podrozdziale 2.3. model ten został rozszerzony o model obciążenia podwieszonego do drona na linie. </text:p>
      <text:h text:style-name="P50" text:outline-level="2"><text:span text:style-name="T6">Model </text:span><text:span text:style-name="T10">poznawcz</text:span><text:span text:style-name="T16">y/symulacyjny</text:span></text:h>
      <text:h text:style-name="P52" text:outline-level="3">Motywacja</text:h>
      <text:p text:style-name="P29">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ext:span><text:soft-page-break/><text:span text:style-name="T7">typu mogą być czasochłonne i kosztowne. Z tego względu w pierwszej kolejnosci przeprowadza się </text:span><text:span text:style-name="T43">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52"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84"><text:span text:style-name="T90">Powtorzenie nazywa się</text:span></text:p><text:p text:style-name="P84"><text:span text:style-name="T90"/></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84"><text:span text:style-name="T90">Zmienne wejściowe, zmienne stanu, zmienne wyjściowe</text:span></text:p><text:p text:style-name="P84"><text:span text:style-name="T90"/></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84"><text:span text:style-name="T90">Spacje w równaniu</text:span></text:p></office:annotation><text:span text:style-name="T10"><draw:frame draw:style-name="fr4"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3"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3"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2"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2"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2"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3"><draw:frame draw:style-name="fr2" draw:name="Object7" text:anchor-type="as-char" svg:y="-25.99pt" svg:width="61.14pt" svg:height="46.01pt" draw:z-index="9"><draw:object xlink:href="./Object 7" xlink:type="simple" xlink:show="embed" xlink:actuate="onLoad"/><draw:image xlink:href="./ObjectReplacements/Object 7" xlink:type="simple" xlink:show="embed" xlink:actuate="onLoad"/></draw:frame><text:s/><text:span text:style-name="T26">(x.x)</text:span></text:p>
      <text:p text:style-name="P23"><draw:frame draw:style-name="fr2" draw:name="Object8" text:anchor-type="as-char" svg:y="-28.06pt" svg:width="63.3pt" svg:height="51.9pt" draw:z-index="10"><draw:object xlink:href="./Object 8" xlink:type="simple" xlink:show="embed" xlink:actuate="onLoad"/><draw:image xlink:href="./ObjectReplacements/Object 8" xlink:type="simple" xlink:show="embed" xlink:actuate="onLoad"/></draw:frame><text:span text:style-name="T26">(x.x)</text:span></text:p>
      <text:p text:style-name="P36"><text:soft-page-break/><draw:frame draw:style-name="fr2"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36"><draw:frame draw:style-name="fr2"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36"/>
      <text:h text:style-name="P52" text:outline-level="3">Układy odniesienia</text:h>
      <text:p text:style-name="P17"><text:tab/>Wyprowadzenie opisu dynamiki<text:span text:style-name="T44"> obiektu będącego przedmiotem zainteresowań</text:span> w postaci modelu matematycznego wymaga <text:span text:style-name="T25">określenia układu odniesienia. </text:span><text:span text:style-name="T45">W przypadku obiektów, które można </text:span><text:span text:style-name="T46">reprezentować w przybliżeniu </text:span><text:span text:style-name="T45">jako bryłę sztywną wygodnie jest zdefiniować</text:span><text:span text:style-name="T44"> </text:span><text:span text:style-name="T45">dwa układy odniesienia. Jeden z układów definuje się jako układ nieruchomy, reprezentujący przestrzeń, w której obiekt się porusza. </text:span><text:span text:style-name="T46">Drugi układ </text:span><text:span text:style-name="T58">zdefiniowany jest natomiast</text:span><text:span text:style-name="T57"> jako układ ruchomy </text:span><text:span text:style-name="T58">i służy do </text:span><text:span text:style-name="T46">reprezentacji opisywanego obiektu.</text:span><text:span text:style-name="T57"> </text:span><text:span text:style-name="T46">Orientację tego </text:span><text:span text:style-name="T58">układu </text:span><text:span text:style-name="T46">odniesienia względem układu nieruchomego interpretuje się jako orientację obiektu w rozważanej przestrzeni. </text:span><text:span text:style-name="T58">Należy podkreślić, że o</text:span><text:span text:style-name="T57">rientacja układu</text:span><text:span text:style-name="T46"> </text:span><text:span text:style-name="T57">nieruchome</text:span><text:span text:style-name="T58">go odpowiada nominalnej orientacji układu ruchomego, w której zmienne </text:span><text:span text:style-name="T48"><draw:frame draw:style-name="fr2" draw:name="Object30" text:anchor-type="as-char" svg:y="-10.69pt" svg:width="12.84pt" svg:height="13.24pt" draw:z-index="11"><draw:object xlink:href="./Object 30" xlink:type="simple" xlink:show="embed" xlink:actuate="onLoad"/><draw:image xlink:href="./ObjectReplacements/Object 30" xlink:type="simple" xlink:show="embed" xlink:actuate="onLoad"/><svg:desc>formula</svg:desc></draw:frame></text:span><text:span text:style-name="T48">, </text:span><text:span text:style-name="T48"><draw:frame draw:style-name="fr2" draw:name="Object31" text:anchor-type="as-char" svg:y="-10.69pt" svg:width="11.91pt" svg:height="13.24pt" draw:z-index="12"><draw:object xlink:href="./Object 31" xlink:type="simple" xlink:show="embed" xlink:actuate="onLoad"/><draw:image xlink:href="./ObjectReplacements/Object 31" xlink:type="simple" xlink:show="embed" xlink:actuate="onLoad"/><svg:desc>formula</svg:desc></draw:frame></text:span><text:span text:style-name="T48">, </text:span><text:span text:style-name="T48"><draw:frame draw:style-name="fr2" draw:name="Object32" text:anchor-type="as-char" svg:y="-10.69pt" svg:width="13.89pt" svg:height="13.24pt" draw:z-index="28"><draw:object xlink:href="./Object 32" xlink:type="simple" xlink:show="embed" xlink:actuate="onLoad"/><draw:image xlink:href="./ObjectReplacements/Object 32" xlink:type="simple" xlink:show="embed" xlink:actuate="onLoad"/><svg:desc>formula</svg:desc></draw:frame></text:span><text:span text:style-name="T58">przyjmują wartości zero.</text:span><text:span text:style-name="T46">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4"><text:tab/></text:span><text:span text:style-name="T46">W poniższej pracy </text:span><text:span text:style-name="T47">układ ruchomy powiązano z dronem. </text:span><text:span text:style-name="T45">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84"><text:span text:style-name="T90">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4"/>
      <text:p text:style-name="P18">Rys. x. </text:p>
      <text:h text:style-name="P53" text:outline-level="3">Transformacja wektorów pomiędzy układami odniesienia</text:h>
      <text:p text:style-name="P15"><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3"><text:soft-page-break/><draw:frame draw:style-name="fr2" draw:name="Object12" text:anchor-type="as-char" svg:y="-26.79pt" svg:width="154.6pt" svg:height="48.44pt" draw:z-index="13"><draw:object xlink:href="./Object 13" xlink:type="simple" xlink:show="embed" xlink:actuate="onLoad"/><draw:image xlink:href="./ObjectReplacements/Object 13" xlink:type="simple" xlink:show="embed" xlink:actuate="onLoad"/></draw:frame></text:p>
      <text:p text:style-name="P23"><draw:frame draw:style-name="fr2" draw:name="Object13" text:anchor-type="as-char" svg:y="-26.96pt" svg:width="150.46pt" svg:height="48.44pt" draw:z-index="14"><draw:object xlink:href="./Object 12" xlink:type="simple" xlink:show="embed" xlink:actuate="onLoad"/><draw:image xlink:href="./ObjectReplacements/Object 12" xlink:type="simple" xlink:show="embed" xlink:actuate="onLoad"/><svg:desc>formula</svg:desc></draw:frame></text:p>
      <text:p text:style-name="P23"><draw:frame draw:style-name="fr2" draw:name="Object14" text:anchor-type="as-char" svg:y="-27.41pt" svg:width="156.16pt" svg:height="48.44pt" draw:z-index="15"><draw:object xlink:href="./Object 14" xlink:type="simple" xlink:show="embed" xlink:actuate="onLoad"/><draw:image xlink:href="./ObjectReplacements/Object 14" xlink:type="simple" xlink:show="embed" xlink:actuate="onLoad"/><svg:desc>formula</svg:desc></draw:frame></text:p>
      <text:p text:style-name="P21"><text:span text:style-name="T34">gdzie </text:span><text:span text:style-name="T34"><draw:frame draw:style-name="fr2" draw:name="Object15" text:anchor-type="as-char" svg:y="-10.69pt" svg:width="16.89pt" svg:height="15.05pt" draw:z-index="16"><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84"><text:span text:style-name="T90">Poprawić notację, dodać wymiar</text:span></text:p><text:p text:style-name="P84"><text:span text:style-name="T90"/></text:p></office:annotation> <text:span text:style-name="T32">macierz reprezentująca rotację w i-tej osi.</text:span><office:annotation-end office:name="__Annotation__840_4235539540"/></text:p>
      <text:p text:style-name="P22"><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2" draw:name="Object16" text:anchor-type="as-char" svg:y="-10.94pt" svg:width="35.69pt" svg:height="15.36pt" draw:z-index="17"><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2" draw:name="Object17" text:anchor-type="as-char" svg:y="-10.94pt" svg:width="35.21pt" svg:height="15.36pt" draw:z-index="18"><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2" draw:name="Object18" text:anchor-type="as-char" svg:y="-10.94pt" svg:width="36.26pt" svg:height="15.36pt" draw:z-index="19"><draw:object xlink:href="./Object 18" xlink:type="simple" xlink:show="embed" xlink:actuate="onLoad"/><draw:image xlink:href="./ObjectReplacements/Object 18" xlink:type="simple" xlink:show="embed" xlink:actuate="onLoad"/></draw:frame></text:span><text:span text:style-name="T34"><text:s/>(x. x)</text:span></text:p>
      <text:p text:style-name="P23"><draw:frame draw:style-name="fr2" draw:name="Object19" text:anchor-type="as-char" svg:y="-27.61pt" svg:width="414.85pt" svg:height="49.75pt" draw:z-index="20"><draw:object xlink:href="./Object 19" xlink:type="simple" xlink:show="embed" xlink:actuate="onLoad"/><draw:image xlink:href="./ObjectReplacements/Object 19" xlink:type="simple" xlink:show="embed" xlink:actuate="onLoad"/></draw:frame><text:span text:style-name="T40">(x. x)</text:span></text:p>
      <text:p text:style-name="P69">gdzie <draw:frame draw:style-name="fr2" draw:name="Object20" text:anchor-type="as-char" svg:y="-12.39pt" svg:width="45.81pt" svg:height="14.94pt" draw:z-index="21"><draw:object xlink:href="./Object 20" xlink:type="simple" xlink:show="embed" xlink:actuate="onLoad"/><draw:image xlink:href="./ObjectReplacements/Object 20" xlink:type="simple" xlink:show="embed" xlink:actuate="onLoad"/></draw:frame>— <text:s/>wynikowa macierz rotacji, <draw:frame draw:style-name="fr2" draw:name="Object45" text:anchor-type="as-char" svg:y="-10.94pt" svg:width="25.14pt" svg:height="14.4pt" draw:z-index="30"><draw:object xlink:href="./Object 45" xlink:type="simple" xlink:show="embed" xlink:actuate="onLoad"/><draw:image xlink:href="./ObjectReplacements/Object 45" xlink:type="simple" xlink:show="embed" xlink:actuate="onLoad"/></draw:frame>— <text:span text:style-name="T61">funkcja sinus,</text:span> <draw:frame draw:style-name="fr2" draw:name="Object44" text:anchor-type="as-char" svg:y="-10.94pt" svg:width="25.85pt" svg:height="14.4pt" draw:z-index="31"><draw:object xlink:href="./Object 44" xlink:type="simple" xlink:show="embed" xlink:actuate="onLoad"/><draw:image xlink:href="./ObjectReplacements/Object 44" xlink:type="simple" xlink:show="embed" xlink:actuate="onLoad"/></draw:frame>— <text:span text:style-name="T61">funkcja cosinus.</text:span></text:p>
      <text:p text:style-name="P26"/>
      <text:p text:style-name="P28"><text:span text:style-name="T41">Operację rotacji pewnego wektora</text:span><office:annotation office:name="__Annotation__3172_750590735" loext:resolved="false"><dc:creator>Unknown Author</dc:creator><dc:date>2023-01-01T20:28:53.565263823</dc:date><text:p text:style-name="P84"><text:span text:style-name="T90">V oznacza prędkość – potencjalna niezgodność oznaczeń</text:span></text:p></office:annotation><text:span text:style-name="T41"><draw:frame draw:style-name="fr2" draw:name="Object21" text:anchor-type="as-char" svg:y="-10.69pt" svg:width="12.19pt" svg:height="13.24pt" draw:z-index="22"><draw:object xlink:href="./Object 21" xlink:type="simple" xlink:show="embed" xlink:actuate="onLoad"/><draw:image xlink:href="./ObjectReplacements/Object 21" xlink:type="simple" xlink:show="embed" xlink:actuate="onLoad"/></draw:frame></text:span><text:span text:style-name="T41">okr</text:span><office:annotation-end office:name="__Annotation__3172_750590735"/><text:span text:style-name="T41">eślonego w przestrzeni trójwymiarowej można przedstawić w postaci (x.x)</text:span></text:p>
      <text:p text:style-name="P23"><draw:frame draw:style-name="fr2" draw:name="Object22" text:anchor-type="as-char" svg:y="-10.69pt" svg:width="43.26pt" svg:height="13.24pt" draw:z-index="23"><draw:object xlink:href="./Object 22" xlink:type="simple" xlink:show="embed" xlink:actuate="onLoad"/><draw:image xlink:href="./ObjectReplacements/Object 22" xlink:type="simple" xlink:show="embed" xlink:actuate="onLoad"/></draw:frame>(x.x)</text:p>
      <text:p text:style-name="P70">gdzie <draw:frame draw:style-name="fr2" draw:name="Object23" text:anchor-type="as-char" svg:y="-12.39pt" svg:width="47.99pt" svg:height="14.94pt" draw:z-index="24"><draw:object xlink:href="./Object 23" xlink:type="simple" xlink:show="embed" xlink:actuate="onLoad"/><draw:image xlink:href="./ObjectReplacements/Object 23" xlink:type="simple" xlink:show="embed" xlink:actuate="onLoad"/></draw:frame><text:span text:style-name="T40">—</text:span> wektor <text:span text:style-name="T59">prędkości </text:span><text:span text:style-name="T42">po transformacji, </text:span><draw:frame draw:style-name="fr2" draw:name="Object24" text:anchor-type="as-char" svg:y="-12.39pt" svg:width="43.51pt" svg:height="14.94pt" draw:z-index="25"><draw:object xlink:href="./Object 24" xlink:type="simple" xlink:show="embed" xlink:actuate="onLoad"/><draw:image xlink:href="./ObjectReplacements/Object 24" xlink:type="simple" xlink:show="embed" xlink:actuate="onLoad"/></draw:frame><text:span text:style-name="T40">—</text:span> <text:span text:style-name="T42">wektor </text:span><text:span text:style-name="T59">prędkości</text:span><text:span text:style-name="T42"> przed transformacją.</text:span></text:p>
      <text:p text:style-name="P27"/>
      <text:p text:style-name="P30">Warto przypomieć, że zmienne <draw:frame draw:style-name="fr2" draw:name="Object27" text:anchor-type="as-char" svg:y="-10.69pt" svg:width="12.84pt" svg:height="13.24pt" draw:z-index="33"><draw:object xlink:href="./Object 27" xlink:type="simple" xlink:show="embed" xlink:actuate="onLoad"/><draw:image xlink:href="./ObjectReplacements/Object 27" xlink:type="simple" xlink:show="embed" xlink:actuate="onLoad"/></draw:frame>, <draw:frame draw:style-name="fr2" draw:name="Object25" text:anchor-type="as-char" svg:y="-10.69pt" svg:width="11.91pt" svg:height="13.24pt" draw:z-index="26"><draw:object xlink:href="./Object 25" xlink:type="simple" xlink:show="embed" xlink:actuate="onLoad"/><draw:image xlink:href="./ObjectReplacements/Object 25" xlink:type="simple" xlink:show="embed" xlink:actuate="onLoad"/></draw:frame>, <draw:frame draw:style-name="fr2" draw:name="Object26" text:anchor-type="as-char" svg:y="-10.69pt" svg:width="13.89pt" svg:height="13.24pt" draw:z-index="27"><draw:object xlink:href="./Object 26" xlink:type="simple" xlink:show="embed" xlink:actuate="onLoad"/><draw:image xlink:href="./ObjectReplacements/Object 26" xlink:type="simple" xlink:show="embed" xlink:actuate="onLoad"/></draw:frame><text:span text:style-name="T49">będące argumentami transformacji </text:span><text:span text:style-name="T49"><draw:frame draw:style-name="fr2" draw:name="Object28" text:anchor-type="as-char" svg:y="-10.69pt" svg:width="14.46pt" svg:height="13.24pt" draw:z-index="32"><draw:object xlink:href="./Object 28" xlink:type="simple" xlink:show="embed" xlink:actuate="onLoad"/><draw:image xlink:href="./ObjectReplacements/Object 28" xlink:type="simple" xlink:show="embed" xlink:actuate="onLoad"/></draw:frame></text:span><text:span text:style-name="T49"><text:s/>określają orientację drona w przestrzeni trójwymiarowej. Wiążąc ten fakt z definicjami układów odniesienia przedstawionymi w punkcie </text:span><text:span text:style-name="T50">2.2.3</text:span><text:span text:style-name="T51"> można wywnioskować, <text:s/>że macierz rotacji </text:span><text:span text:style-name="T51"><draw:frame draw:style-name="fr2" draw:name="Object29" text:anchor-type="as-char" svg:y="-10.69pt" svg:width="14.46pt" svg:height="13.24pt" draw:z-index="29"><draw:object xlink:href="./Object 29" xlink:type="simple" xlink:show="embed" xlink:actuate="onLoad"/><draw:image xlink:href="./ObjectReplacements/Object 29" xlink:type="simple" xlink:show="embed" xlink:actuate="onLoad"/><svg:desc>formula</svg:desc></draw:frame></text:span><text:span text:style-name="T51"><text:s/>opisuje zależność pomiędzy </text:span><text:span text:style-name="T53">wektorem </text:span><text:span text:style-name="T51">w układzie ruchomym, a odpowiadającą mu reprezentacją tego </text:span><text:span text:style-name="T52">wektora</text:span><text:span text:style-name="T51"> w układzie nieruchomym. </text:span><text:span text:style-name="T53">Zależność ta dotyczy wyłącznie </text:span><text:span text:style-name="T56">zmiany </text:span><text:span text:style-name="T53">orientacji wektora, co można uzasadnić </text:span><text:span text:style-name="T54">z wykorzystaniem równania </text:span><text:span text:style-name="T53">(x.x). </text:span><text:span text:style-name="T54">Oznacza ono, że wektor powstały w wyniku rotacji wektora </text:span><text:span text:style-name="T55"><draw:frame draw:style-name="fr2" draw:name="Object34" text:anchor-type="as-char" svg:y="-10.69pt" svg:width="12.19pt" svg:height="13.24pt" draw:z-index="34"><draw:object xlink:href="./Object 34" xlink:type="simple" xlink:show="embed" xlink:actuate="onLoad"/><draw:image xlink:href="./ObjectReplacements/Object 34" xlink:type="simple" xlink:show="embed" xlink:actuate="onLoad"/><svg:desc>formula</svg:desc></draw:frame></text:span><text:span text:style-name="T54">jest taki sam jak wektor powstały po </text:span><text:soft-page-break/><text:span text:style-name="T54">przemnożeniu wyniku rotacji wektora jednostkowego wskazującego kierunek wektora </text:span><text:span text:style-name="T55"><draw:frame draw:style-name="fr2" draw:name="Object35" text:anchor-type="as-char" svg:y="-10.69pt" svg:width="12.19pt" svg:height="13.24pt" draw:z-index="35"><draw:object xlink:href="./Object 35" xlink:type="simple" xlink:show="embed" xlink:actuate="onLoad"/><draw:image xlink:href="./ObjectReplacements/Object 35" xlink:type="simple" xlink:show="embed" xlink:actuate="onLoad"/><svg:desc>formula</svg:desc></draw:frame></text:span><text:span text:style-name="T54">przez długość tego wektora.</text:span></text:p>
      <text:p text:style-name="P32"><draw:frame draw:style-name="fr2" draw:name="Object33" text:anchor-type="as-char" svg:y="-17.55pt" svg:width="101.96pt" svg:height="28.86pt" draw:z-index="39"><draw:object xlink:href="./Object 33" xlink:type="simple" xlink:show="embed" xlink:actuate="onLoad"/><draw:image xlink:href="./ObjectReplacements/Object 33" xlink:type="simple" xlink:show="embed" xlink:actuate="onLoad"/></draw:frame>(x.x)</text:p>
      <text:h text:style-name="P54" text:outline-level="3"><text:reference-mark-start text:name="Równania modelowe - referencja"/>Równania opisujące dynamikę modelu<text:reference-mark-end text:name="Równania modelowe - referencja"/></text:h>
      <text:p text:style-name="P25"><office:annotation office:name="__Annotation__2350_3176290264" loext:resolved="false"><dc:creator>Unknown Author</dc:creator><dc:date>2023-02-13T17:27:27.588992257</dc:date><text:p text:style-name="P85"><text:span text:style-name="T91">Odnośnik do artykułu, w którym był wyprowadzony model</text:span></text:p></office:annotation>Model matematyczny systemu<office:annotation-end office:name="__Annotation__2350_3176290264"/> dynamicznego można przedstawić <text:span text:style-name="T60">jako funkcję wektora zmiennych stanu </text:span><text:s/><draw:frame draw:style-name="fr2" draw:name="Object39" text:anchor-type="as-char" svg:y="-10.94pt" svg:width="26.84pt" svg:height="14.4pt" draw:z-index="43"><draw:object xlink:href="./Object 39" xlink:type="simple" xlink:show="embed" xlink:actuate="onLoad"/><draw:image xlink:href="./ObjectReplacements/Object 39" xlink:type="simple" xlink:show="embed" xlink:actuate="onLoad"/><svg:desc>formula</svg:desc></draw:frame><text:span text:style-name="T60">oraz wektora zmiennych wejściowych </text:span><draw:frame draw:style-name="fr2" draw:name="Object40" text:anchor-type="as-char" svg:y="-10.94pt" svg:width="26.84pt" svg:height="14.4pt" draw:z-index="44"><draw:object xlink:href="./Object 40" xlink:type="simple" xlink:show="embed" xlink:actuate="onLoad"/><draw:image xlink:href="./ObjectReplacements/Object 40" xlink:type="simple" xlink:show="embed" xlink:actuate="onLoad"/><svg:desc>formula</svg:desc></draw:frame>(x.x)</text:p>
      <text:p text:style-name="P23"><draw:frame draw:style-name="fr2" draw:name="Object36" text:anchor-type="as-char" svg:y="-19.76pt" svg:width="113.64pt" svg:height="30.44pt" draw:z-index="36"><draw:object xlink:href="./Object 36" xlink:type="simple" xlink:show="embed" xlink:actuate="onLoad"/><draw:image xlink:href="./ObjectReplacements/Object 36" xlink:type="simple" xlink:show="embed" xlink:actuate="onLoad"/></draw:frame>(x. x)</text:p>
      <text:p text:style-name="P24">gdzie <draw:frame draw:style-name="fr2" draw:name="Object37" text:anchor-type="as-char" svg:y="-10.94pt" svg:width="26.84pt" svg:height="14.4pt" draw:z-index="37"><draw:object xlink:href="./Object 37" xlink:type="simple" xlink:show="embed" xlink:actuate="onLoad"/><draw:image xlink:href="./ObjectReplacements/Object 37" xlink:type="simple" xlink:show="embed" xlink:actuate="onLoad"/></draw:frame>- wektor zmiennych stanu w chwili t, <draw:frame draw:style-name="fr2" draw:name="Object38" text:anchor-type="as-char" svg:y="-10.94pt" svg:width="26.84pt" svg:height="14.4pt" draw:z-index="38"><draw:object xlink:href="./Object 38" xlink:type="simple" xlink:show="embed" xlink:actuate="onLoad"/><draw:image xlink:href="./ObjectReplacements/Object 38" xlink:type="simple" xlink:show="embed" xlink:actuate="onLoad"/></draw:frame>- wektor zmiennych wejściowych w chwili t.</text:p>
      <text:p text:style-name="P24"/>
      <text:p text:style-name="P31"><office:annotation office:name="__Annotation__3305_750590735" loext:resolved="false"><dc:creator>Unknown Author</dc:creator><dc:date>2023-01-01T21:21:01.845237291</dc:date><text:p text:style-name="P84"><text:span text:style-name="T90">Uzależnić od czasu lub opisać</text:span></text:p></office:annotation><text:span text:style-name="T60">Zmienne stanu oraz zmienne wejściowe opisane w punkcie 2.2.2 można zapisać w formie wektorów (x.x) oraz (x.x)</text:span><office:annotation-end office:name="__Annotation__3305_750590735"/></text:p>
      <text:p text:style-name="równanie"><draw:frame draw:style-name="fr2"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60">(x.x)</text:span></text:p>
      <text:p text:style-name="równanie"><draw:frame draw:style-name="fr2"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60">(x.x)</text:span></text:p>
      <text:p text:style-name="P34">Podczas przedstawiania modelu przyjęto notację, w której kolejne elementy wektora indeksowane są z wykorzystaniem indeksu dolnego z numeracją od wartości 1. Oznacza to, że <text:s/>element oznaczony jako <draw:frame draw:style-name="fr2"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2"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34"/>
      <text:p text:style-name="P35"><text:tab/><text:span text:style-name="T62">Loty quadcopterem możliwe są dzięki wykorzystaniu czterech silników napędzających śmigła. </text:span><text:span text:style-name="T63">Ich obrót prowadzi </text:span><text:span text:style-name="T62">do powstania siły oporu powietrza oraz siły nośnej </text:span><text:span text:style-name="T63">na każdym z płatów śmigła</text:span><text:span text:style-name="T62">. Siły nośne skojarzone z poszczególnymi śmigłami </text:span><text:span text:style-name="T63">pozwalają unieść drona oraz wykonywać nim różne manewry. Wyprowadzając model przyjęto założenia:</text:span></text:p>
      <text:list xml:id="list1356458090" text:style-name="L1">
        <text:list-item>
          <text:p text:style-name="P65">siła wypadkowa oddziaływań związanych z pojedynczym śmigłem skupiona jest w osi obrotu napędzającego go silnika i skierowana jest w kierunku zgodnym z tą osią,</text:p>
        </text:list-item>
        <text:list-item>
          <text:p text:style-name="P66">kierunki osi obrotów poszczególnych silników zgodne są z kierunkiem osi OZ ruchomego układu współrzędnych, </text:p>
        </text:list-item>
        <text:list-item>
          <text:p text:style-name="P65"><text:span text:style-name="T75">wartość siły generowanej przez śmigło rośnie proporcjonalnie do kwadratu jego prędkości obrotowej</text:span>.</text:p>
        </text:list-item>
      </text:list>
      <text:p text:style-name="P37">Podczas wyodrębniania systemu z otoczenia <text:span text:style-name="T65">w punkcie 2.2.2 przyjęto</text:span>, że zmiennymi wejściowymi, sterującymi są prędkości obrotowe każdego z czterech śmigieł. Wiążąc równanie <text:soft-page-break/><text:span text:style-name="T64">(x. x) z założeniem </text:span><text:span text:style-name="T75">3</text:span><text:span text:style-name="T64">. można przedstawić wektor sił wypadkowych generowanych przez kolejne śmigła jako (x. x) </text:span></text:p>
      <text:p text:style-name="P39"><draw:frame draw:style-name="fr2" draw:name="Object48" text:anchor-type="as-char" svg:y="-12.39pt" svg:width="53.21pt" svg:height="16.75pt" draw:z-index="46"><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85"><text:span text:style-name="T91">Czy tak można oznaczyć wektor kwadratów element-wise?</text:span></text:p></office:annotation>(x.x)<office:annotation-end office:name="__Annotation__1236_3176290264"/></text:p>
      <text:p text:style-name="P38">gdzie <draw:frame draw:style-name="fr2" draw:name="Object49" text:anchor-type="as-char" svg:y="-12.39pt" svg:width="50.29pt" svg:height="16.75pt" draw:z-index="50"><draw:object xlink:href="./Object 47" xlink:type="simple" xlink:show="embed" xlink:actuate="onLoad"/><draw:image xlink:href="./ObjectReplacements/Object 47" xlink:type="simple" xlink:show="embed" xlink:actuate="onLoad"/></draw:frame>- wektor <text:span text:style-name="T70">wartości </text:span>sił <text:span text:style-name="T70">generowanych przez kolejne pary silnik-śmigło</text:span>, <draw:frame draw:style-name="fr2" draw:name="Object47" text:anchor-type="as-char" svg:y="-12.39pt" svg:width="50.4pt" svg:height="16.75pt" draw:z-index="47"><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70">wartości </text:span>sił <draw:frame draw:style-name="fr2" draw:name="Object50" text:anchor-type="as-char" svg:y="-10.69pt" svg:width="18.6pt" svg:height="15.05pt" draw:z-index="49"><draw:object xlink:href="./Object 50" xlink:type="simple" xlink:show="embed" xlink:actuate="onLoad"/><draw:image xlink:href="./ObjectReplacements/Object 50" xlink:type="simple" xlink:show="embed" xlink:actuate="onLoad"/></draw:frame>, <draw:frame draw:style-name="fr1" draw:name="Object75" text:anchor-type="as-char" svg:y="-12.39pt" svg:width="16.41pt" svg:height="14.94pt" draw:z-index="74"><draw:object xlink:href="./Object 75" xlink:type="simple" xlink:show="embed" xlink:actuate="onLoad"/><draw:image xlink:href="./ObjectReplacements/Object 75" xlink:type="simple" xlink:show="embed" xlink:actuate="onLoad"/></draw:frame>- <text:span text:style-name="T80">wektor, w którym poszczególne </text:span><text:span text:style-name="T81">elementy</text:span><text:span text:style-name="T80"> są podniesione do kwadratu</text:span>. </text:p>
      <text:p text:style-name="P37"/>
      <text:p text:style-name="P44">### do przemyślenia</text:p>
      <text:p text:style-name="P45">Wykorzystując założenia 1. oraz 2. z uwzględnieniem wektor<text:span text:style-name="T71">a</text:span> wartości sił <text:span text:style-name="T22"><draw:frame draw:style-name="fr2" draw:name="Object57" text:anchor-type="as-char" svg:y="-10.69pt" svg:width="18.6pt" svg:height="15.05pt" draw:z-index="48"><draw:object xlink:href="./Object 57" xlink:type="simple" xlink:show="embed" xlink:actuate="onLoad"/><draw:image xlink:href="./ObjectReplacements/Object 57" xlink:type="simple" xlink:show="embed" xlink:actuate="onLoad"/></draw:frame></text:span>można zdefiniować wektor sił <text:span text:style-name="T22"><draw:frame draw:style-name="fr2" draw:name="Object58" text:anchor-type="as-char" svg:y="-12.56pt" svg:width="60.6pt" svg:height="15.14pt" draw:z-index="56"><draw:object xlink:href="./Object 58" xlink:type="simple" xlink:show="embed" xlink:actuate="onLoad"/><draw:image xlink:href="./ObjectReplacements/Object 58" xlink:type="simple" xlink:show="embed" xlink:actuate="onLoad"/></draw:frame></text:span><text:span text:style-name="T71">(x.x)</text:span></text:p>
      <text:p text:style-name="P44">### do przemyślenia</text:p>
      <text:p text:style-name="P44"/>
      <text:p text:style-name="P42">Wykorzystując założenia 1. oraz 2. z uwzględnieniem <text:span text:style-name="T70">wektor</text:span><text:span text:style-name="T71">a</text:span><text:span text:style-name="T70"> wartości sił </text:span><text:span text:style-name="T24"><draw:frame draw:style-name="fr2" draw:name="Object59" text:anchor-type="as-char" svg:y="-10.69pt" svg:width="18.6pt" svg:height="15.05pt" draw:z-index="57"><draw:object xlink:href="./Object 59" xlink:type="simple" xlink:show="embed" xlink:actuate="onLoad"/><draw:image xlink:href="./ObjectReplacements/Object 59" xlink:type="simple" xlink:show="embed" xlink:actuate="onLoad"/><svg:desc>formula</svg:desc></draw:frame></text:span><text:span text:style-name="T72">można zdefiniować cztery siły (x.x)</text:span></text:p>
      <text:p text:style-name="P42"/>
      <text:p text:style-name="P23"><draw:frame draw:style-name="fr2" draw:name="Object51" text:anchor-type="as-char" svg:y="-36.91pt" svg:width="76.56pt" svg:height="69.59pt" draw:z-index="58"><draw:object xlink:href="./Object 51" xlink:type="simple" xlink:show="embed" xlink:actuate="onLoad"/><draw:image xlink:href="./ObjectReplacements/Object 51" xlink:type="simple" xlink:show="embed" xlink:actuate="onLoad"/></draw:frame></text:p>
      <text:p text:style-name="P41"/>
      <text:p text:style-name="P71">gdzie <text:s/><text:span text:style-name="T66"><draw:frame draw:style-name="fr2" draw:name="Object63" text:anchor-type="as-char" svg:y="-12.39pt" svg:width="114.41pt" svg:height="16.75pt" draw:z-index="59"><draw:object xlink:href="./Object 63" xlink:type="simple" xlink:show="embed" xlink:actuate="onLoad"/><draw:image xlink:href="./ObjectReplacements/Object 63" xlink:type="simple" xlink:show="embed" xlink:actuate="onLoad"/></draw:frame></text:span><text:span text:style-name="T67">—</text:span><text:span text:style-name="T33"> </text:span><text:span text:style-name="T36">siły skojarzone z kolejnymi parami silnik-śmigło,</text:span><draw:frame draw:style-name="fr2" draw:name="Object60" text:anchor-type="as-char" svg:y="-10.69pt" svg:width="19.96pt" svg:height="15.05pt" draw:z-index="60"><draw:object xlink:href="./Object 60" xlink:type="simple" xlink:show="embed" xlink:actuate="onLoad"/><draw:image xlink:href="./ObjectReplacements/Object 60" xlink:type="simple" xlink:show="embed" xlink:actuate="onLoad"/></draw:frame><text:span text:style-name="T40">—</text:span> i-ty element wektora <draw:frame draw:style-name="fr2" draw:name="Object61" text:anchor-type="as-char" svg:y="-10.69pt" svg:width="18.6pt" svg:height="15.05pt" draw:z-index="61"><draw:object xlink:href="./Object 61" xlink:type="simple" xlink:show="embed" xlink:actuate="onLoad"/><draw:image xlink:href="./ObjectReplacements/Object 61" xlink:type="simple" xlink:show="embed" xlink:actuate="onLoad"/></draw:frame>, <draw:frame draw:style-name="fr2" draw:name="Object62" text:anchor-type="as-char" svg:y="-12.39pt" svg:width="47.31pt" svg:height="16.75pt" draw:z-index="62"><draw:object xlink:href="./Object 62" xlink:type="simple" xlink:show="embed" xlink:actuate="onLoad"/><draw:image xlink:href="./ObjectReplacements/Object 62" xlink:type="simple" xlink:show="embed" xlink:actuate="onLoad"/></draw:frame><text:span text:style-name="T40">—</text:span> <text:span text:style-name="T73">wektor jednostkowy wskazujący kierunek osi OZ ruchomego układu współrzędnych.</text:span></text:p>
      <text:p text:style-name="P43"/>
      <text:p text:style-name="P40">W celu uproszczenia analizy wpływu <text:span text:style-name="T72">sił <text:s/></text:span><text:span text:style-name="T72"><draw:frame draw:style-name="fr2" draw:name="Object64" text:anchor-type="as-char" svg:y="-10.69pt" svg:width="18.31pt" svg:height="15.05pt" draw:z-index="63"><draw:object xlink:href="./Object 64" xlink:type="simple" xlink:show="embed" xlink:actuate="onLoad"/><draw:image xlink:href="./ObjectReplacements/Object 64" xlink:type="simple" xlink:show="embed" xlink:actuate="onLoad"/></draw:frame></text:span><text:span text:style-name="T72">, </text:span><text:span text:style-name="T72"><draw:frame draw:style-name="fr2" draw:name="Object65" text:anchor-type="as-char" svg:y="-10.69pt" svg:width="18.4pt" svg:height="15.05pt" draw:z-index="64"><draw:object xlink:href="./Object 65" xlink:type="simple" xlink:show="embed" xlink:actuate="onLoad"/><draw:image xlink:href="./ObjectReplacements/Object 65" xlink:type="simple" xlink:show="embed" xlink:actuate="onLoad"/><svg:desc>formula</svg:desc></draw:frame></text:span><text:span text:style-name="T72">, </text:span><text:span text:style-name="T72"><draw:frame draw:style-name="fr2" draw:name="Object66" text:anchor-type="as-char" svg:y="-10.69pt" svg:width="18.51pt" svg:height="15.05pt" draw:z-index="65"><draw:object xlink:href="./Object 66" xlink:type="simple" xlink:show="embed" xlink:actuate="onLoad"/><draw:image xlink:href="./ObjectReplacements/Object 66" xlink:type="simple" xlink:show="embed" xlink:actuate="onLoad"/><svg:desc>formula</svg:desc></draw:frame></text:span><text:span text:style-name="T72">, </text:span><text:span text:style-name="T72"><draw:frame draw:style-name="fr2" draw:name="Object67" text:anchor-type="as-char" svg:y="-10.69pt" svg:width="18.79pt" svg:height="15.05pt" draw:z-index="66"><draw:object xlink:href="./Object 67" xlink:type="simple" xlink:show="embed" xlink:actuate="onLoad"/><draw:image xlink:href="./ObjectReplacements/Object 67" xlink:type="simple" xlink:show="embed" xlink:actuate="onLoad"/><svg:desc>formula</svg:desc></draw:frame></text:span><text:span text:style-name="T72"><text:s/></text:span>na ruch postępowy założono, że:</text:p>
      <text:list xml:id="list2099708518" text:style-name="L2">
        <text:list-item>
          <text:p text:style-name="P67">siła wypadkowa <draw:frame draw:style-name="fr2" draw:name="Object52" text:anchor-type="as-char" svg:y="-10.69pt" svg:width="20.24pt" svg:height="15.05pt" draw:z-index="51"><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67">wartość siły wypadkowej <text:span text:style-name="T22"><draw:frame draw:style-name="fr2" draw:name="Object53" text:anchor-type="as-char" svg:y="-10.69pt" svg:width="20.24pt" svg:height="15.05pt" draw:z-index="52"><draw:object xlink:href="./Object 53" xlink:type="simple" xlink:show="embed" xlink:actuate="onLoad"/><draw:image xlink:href="./ObjectReplacements/Object 53" xlink:type="simple" xlink:show="embed" xlink:actuate="onLoad"/></draw:frame></text:span>jest równa sumie składowych wektora <draw:frame draw:style-name="fr2" draw:name="Object54" text:anchor-type="as-char" svg:y="-10.69pt" svg:width="14.71pt" svg:height="13.24pt" draw:z-index="53"><draw:object xlink:href="./Object 54" xlink:type="simple" xlink:show="embed" xlink:actuate="onLoad"/><draw:image xlink:href="./ObjectReplacements/Object 54" xlink:type="simple" xlink:show="embed" xlink:actuate="onLoad"/></draw:frame>(x.x)</text:p>
        </text:list-item>
      </text:list>
      <text:p text:style-name="P23"><draw:frame draw:style-name="fr2" draw:name="Object55" text:anchor-type="as-char" svg:y="-10.69pt" svg:width="157.15pt" svg:height="15.05pt" draw:z-index="54"><draw:object xlink:href="./Object 55" xlink:type="simple" xlink:show="embed" xlink:actuate="onLoad"/><draw:image xlink:href="./ObjectReplacements/Object 55" xlink:type="simple" xlink:show="embed" xlink:actuate="onLoad"/></draw:frame></text:p>
      <text:p text:style-name="P68"><text:soft-page-break/>gdzie <draw:frame draw:style-name="fr2" draw:name="Object56" text:anchor-type="as-char" svg:y="-12.39pt" svg:width="51.56pt" svg:height="16.75pt" draw:z-index="55"><draw:object xlink:href="./Object 56" xlink:type="simple" xlink:show="embed" xlink:actuate="onLoad"/><draw:image xlink:href="./ObjectReplacements/Object 56" xlink:type="simple" xlink:show="embed" xlink:actuate="onLoad"/></draw:frame><text:span text:style-name="T40">—</text:span> siła wypadkowa <text:span text:style-name="T76">wynikająca z sił generowanych przez poszczególne śmigła.</text:span></text:p>
      <text:list xml:id="list175603011526351" text:continue-numbering="true" text:style-name="L2">
        <text:list-header>
          <text:p text:style-name="P67"/>
        </text:list-header>
      </text:list>
      <text:p text:style-name="P34"><text:span text:style-name="T62">D</text:span>ynamikę drona można przedstawić w postaci (x.x)</text:p>
      <text:p text:style-name="P33"/>
      <text:p text:style-name="równanie"><draw:frame draw:style-name="fr2" draw:name="Object46" text:anchor-type="as-char" svg:y="-154.26pt" svg:width="271.56pt" svg:height="304.21pt" draw:z-index="45"><draw:object xlink:href="./Object 46" xlink:type="simple" xlink:show="embed" xlink:actuate="onLoad"/><draw:image xlink:href="./ObjectReplacements/Object 46" xlink:type="simple" xlink:show="embed" xlink:actuate="onLoad"/></draw:frame><text:span text:style-name="T78">(x.x)</text:span></text:p>
      <text:p text:style-name="P72"><text:span text:style-name="T77">gdzie </text:span><text:span text:style-name="T77"><draw:frame draw:style-name="fr1"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0">— </text:span><text:span text:style-name="T78">kąt między osią OY układu odniesienia związanego z dronem, a ramieniem drona w konfiguracji X (przedstawiono na </text:span><text:span text:style-name="T78"><office:annotation office:name="__Annotation__1122_3176290264" loext:resolved="false"><dc:creator>Unknown Author</dc:creator><dc:date>2023-02-13T13:18:54.093138506</dc:date><text:p text:style-name="P85"><text:span text:style-name="T91">Rysunek przedstawiający kąt psi.</text:span></text:p></office:annotation></text:span><text:span text:style-name="T78">rysunku x</text:span><office:annotation-end office:name="__Annotation__1122_3176290264"/><text:span text:style-name="T78">) [rad], </text:span><text:span text:style-name="T78"><draw:frame draw:style-name="fr1" draw:name="Object71" text:anchor-type="as-char" svg:y="-10.69pt" svg:width="9.35pt" svg:height="13.24pt" draw:z-index="70"><draw:object xlink:href="./Object 71" xlink:type="simple" xlink:show="embed" xlink:actuate="onLoad"/><draw:image xlink:href="./ObjectReplacements/Object 71" xlink:type="simple" xlink:show="embed" xlink:actuate="onLoad"/></draw:frame></text:span><text:span text:style-name="T78">— </text:span><text:span text:style-name="T79">długość ramienia drona</text:span><text:span text:style-name="T78"> ,</text:span><text:span text:style-name="T78"><draw:frame draw:style-name="fr1"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78">masa drona [kg] , </text:span><text:span text:style-name="T78"><draw:frame draw:style-name="fr1"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78">przyspieszenie grawitacyjne [m/s^2], </text:span><text:span text:style-name="T78"><draw:frame draw:style-name="fr1"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79">momenty bezwładności drona kolejno względem osi OX, OY i OZ <text:s/>w układzie współrzędnych związanym z dronem.</text:span> </text:p>
      <text:p text:style-name="P73">Zmienne oznaczone symbolami <draw:frame draw:style-name="fr1"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80">i</text:span> OZ. <text:s/><text:span text:style-name="T80">Ich wartości można przedstawić <text:s/>w postaci równania (x. x)</text:span></text:p>
      <text:p text:style-name="P73"/>
      <text:p text:style-name="równanie"><draw:frame draw:style-name="fr1"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80">(x.x)</text:span></text:p>
      <text:p text:style-name="równanie"/>
      <text:p text:style-name="P74"><text:soft-page-break/>gdzie <draw:frame draw:style-name="fr2"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70">wartości </text:span><text:span text:style-name="T81">zmiennych </text:span><draw:frame draw:style-name="fr1" draw:name="Object80" text:anchor-type="as-char" svg:y="-10.69pt" svg:width="84.9pt" svg:height="15.05pt" draw:z-index="78"><draw:object xlink:href="./Object 80" xlink:type="simple" xlink:show="embed" xlink:actuate="onLoad"/><draw:image xlink:href="./ObjectReplacements/Object 80" xlink:type="simple" xlink:show="embed" xlink:actuate="onLoad"/></draw:frame>, <draw:frame draw:style-name="fr2"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81">oporu powietrza </text:span>przekształcających wektor prędkości obrotowych silników w odpowiadający im wektor<draw:frame draw:style-name="fr2"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75">Dla utrzymania przejrzystości w trzech równaniach modelowych (x.x) wprowadzono zmienne <text:span text:style-name="T81"><draw:frame draw:style-name="fr1"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82">oraz </text:span><draw:frame draw:style-name="fr1"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82">Należy jednak podkreślić, że zmienne te zależą od poszczególnych elementów wektora </text:span><text:span text:style-name="T82"><draw:frame draw:style-name="fr1"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82">, co widać w równaniach (x.x) oraz (x.x). </text:span></text:p>
      <text:h text:style-name="P55" text:outline-level="3"><office:annotation office:name="__Annotation__1452_3176290264" loext:resolved="false"><dc:creator>Unknown Author</dc:creator><dc:date>2023-02-13T15:43:18.388520807</dc:date><text:p text:style-name="P85"><text:span text:style-name="T91">Pomyśleć o wprowadzeniu opisu innych właściwości modelu. </text:span></text:p></office:annotation>Właściwości modelu bez podwieszonego wahadła<office:annotation-end office:name="__Annotation__1452_3176290264"/></text:h>
      <text:p text:style-name="P76"><text:span text:style-name="T83">Podczas analizy </text:span><text:span text:style-name="T84">przedstawionego</text:span><text:span text:style-name="T83"> modelu oczywistym staje się, że pochodne zmiennych stanu zależą w sposób nieliniowy zarówno od zmiennych stanu, jak i zmiennych wejściowych. W takiej sytuacji można powiedzieć, że model jest </text:span><text:span text:style-name="T68">nieliniowy </text:span><text:span text:style-name="T37">względem zmiennych. Na potrzeby wstępnej analizy zakłada się również, że parametry takie jak masa </text:span><text:span text:style-name="T37"><draw:frame draw:style-name="fr1"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1"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1"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1"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1"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69">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56" text:outline-level="3"><text:span text:style-name="T85">Implementacja oraz weryfikacja działania symulacji drona</text:span></text:h>
      <text:p text:style-name="P77"><text:span text:style-name="T85">Model matematyczny przedstawiony w punkcie </text:span><text:span text:style-name="T85"><text:reference-ref text:reference-format="chapter" text:ref-name="Równania modelowe - referencja">2.2.5</text:reference-ref></text:span><text:span text:style-name="T85"><text:s/></text:span><text:span text:style-name="T86">wykorzystano do przeprowadzenia symulacji działania drona. </text:span><text:span text:style-name="T87">System można zdefiniować jako układ równań różniczkowych zwyczajnych (x. x) </text:span></text:p>
      <text:p text:style-name="P23"><draw:frame draw:style-name="fr1"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87">(x.x)</text:span></text:p>
      <text:p text:style-name="P78">z pewnym warunkiem początkowym <draw:frame draw:style-name="fr1"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88">stanu </text:span><text:span text:style-name="T88"><draw:frame draw:style-name="fr1"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88">przy założonej trajektorii wejścia </text:span><text:span text:style-name="T88"><draw:frame draw:style-name="fr1"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88">wyznaczyć poprzez rozwiązanie układu równań <text:s/>rózniczkowych (x.x). Do wyznaczenia trajektorii systemu przedstawionego w punkcie </text:span><text:span text:style-name="T85"><text:reference-ref text:reference-format="chapter" text:ref-name="Równania modelowe - referencja">2.2.5</text:reference-ref></text:span><text:span text:style-name="T85"><text:s/></text:span><text:span text:style-name="T88">wykorzystano algorytm Rungego-Kutty 4. rzędu </text:span><text:span text:style-name="T88"><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88">. </text:span><text:span text:style-name="T89">Symulację zaimplementowano w języku </text:span><text:span text:style-name="T89"><office:annotation office:name="__Annotation__2228_3176290264" loext:resolved="false"><dc:creator>Unknown Author</dc:creator><dc:date>2023-02-13T16:45:50.578427497</dc:date><text:p text:style-name="P85"><text:span text:style-name="T91">Odnośnik do githuba</text:span></text:p></office:annotation></text:span><text:span text:style-name="T89">Python</text:span><office:annotation-end office:name="__Annotation__2228_3176290264"/><text:span text:style-name="T89">. Działanie modelu zweryfikowano w układzie otwartym, którego </text:span><text:span text:style-name="T89"><office:annotation office:name="__Annotation__2229_3176290264" loext:resolved="false"><dc:creator>Unknown Author</dc:creator><dc:date>2023-02-13T16:48:44.838092909</dc:date><text:p text:style-name="P85"><text:span text:style-name="T91">Schemat blokowy układu otwartego.</text:span></text:p></office:annotation></text:span><text:span text:style-name="T89">schemat blokowy</text:span><office:annotation-end office:name="__Annotation__2229_3176290264"/><text:span text:style-name="T89"> przedstawiono na rysunku x.</text:span></text:p>
      <text:p text:style-name="P80"/>
      <text:p text:style-name="P79">Wartości poszczególnych parametrów modelu przedstawiono <office:annotation office:name="__Annotation__2349_3176290264" loext:resolved="false"><dc:creator>Unknown Author</dc:creator><dc:date>2023-02-13T17:22:40.768705840</dc:date><text:p text:style-name="P85"><text:span text:style-name="T91">Zmienić wartości parametrów oraz wyniki na związane z dronem rzeczywistym!</text:span></text:p></office:annotation>w tabeli x. <office:annotation-end office:name="__Annotation__2349_3176290264"/></text:p>
      <text:p text:style-name="P79"/>
      <text:p text:style-name="P79"/>
      <text:p text:style-name="P79"/>
      <text:p text:style-name="P79"><text:soft-page-break/>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8">Symbol parametru</text:p>
          </table:table-cell>
          <table:table-cell table:style-name="parametry_5f_drona_5f_weryfikacja.A1" office:value-type="string">
            <text:p text:style-name="P58">Wartość</text:p>
          </table:table-cell>
          <table:table-cell table:style-name="parametry_5f_drona_5f_weryfikacja.C1" office:value-type="string">
            <text:p text:style-name="P58">Jednostka</text:p>
          </table:table-cell>
        </table:table-row>
        <table:table-row table:style-name="parametry_5f_drona_5f_weryfikacja.2">
          <table:table-cell table:style-name="parametry_5f_drona_5f_weryfikacja.A2" office:value-type="string">
            <text:p text:style-name="P58"><draw:frame draw:style-name="fr1"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B2" office:value-type="string">
            <text:p text:style-name="P61"><draw:frame draw:style-name="fr1" draw:name="Object103" text:anchor-type="as-char" svg:y="-10.69pt" svg:width="26.79pt" svg:height="13.24pt" draw:z-index="102"><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P63"><draw:frame draw:style-name="fr1" draw:name="Object99" text:anchor-type="as-char" svg:y="-10.69pt" svg:width="25.8pt" svg:height="13.66pt" draw:z-index="98"><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P59"><draw:frame draw:style-name="fr1"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P61"><draw:frame draw:style-name="fr1" draw:name="Object104" text:anchor-type="as-char" svg:y="-10.69pt" svg:width="26.79pt" svg:height="13.24pt" draw:z-index="103"><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P59"><draw:frame draw:style-name="fr1" draw:name="Object100" text:anchor-type="as-char" svg:y="-19.05pt" svg:width="38.24pt" svg:height="32.94pt" draw:z-index="99"><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P59"><draw:frame draw:style-name="fr1"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B3">
            <text:p text:style-name="P59"><draw:frame draw:style-name="fr1" draw:name="Object96" text:anchor-type="as-char" svg:y="-33.85pt" svg:width="132.49pt" svg:height="61.71pt" draw:z-index="95"><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P59"/>
          </table:table-cell>
        </table:table-row>
        <table:table-row table:style-name="parametry_5f_drona_5f_weryfikacja.2">
          <table:table-cell table:style-name="parametry_5f_drona_5f_weryfikacja.A2" office:value-type="string">
            <text:p text:style-name="P59"><draw:frame draw:style-name="fr1"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B5" office:value-type="string">
            <text:p text:style-name="P60"><draw:frame draw:style-name="fr1"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P59"/>
          </table:table-cell>
        </table:table-row>
        <table:table-row table:style-name="parametry_5f_drona_5f_weryfikacja.2">
          <table:table-cell table:style-name="parametry_5f_drona_5f_weryfikacja.A2" office:value-type="string">
            <text:p text:style-name="P62"><draw:frame draw:style-name="fr1"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P60"><draw:frame draw:style-name="fr1" draw:name="Object102" text:anchor-type="as-char" svg:y="-11.34pt" svg:width="96.6pt" svg:height="14.66pt" draw:z-index="101"><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P61"><draw:frame draw:style-name="fr1"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P61"><draw:frame draw:style-name="fr1"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B7" office:value-type="string">
            <text:p text:style-name="P60"><draw:frame draw:style-name="fr1" draw:name="Object107" text:anchor-type="as-char" svg:y="-10.69pt" svg:width="26.9pt" svg:height="13.24pt" draw:z-index="106"><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P59"><draw:frame draw:style-name="fr1"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P59"><draw:frame draw:style-name="fr1"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B7" office:value-type="string">
            <text:p text:style-name="P60"><draw:frame draw:style-name="fr1"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P59"><draw:frame draw:style-name="fr1"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7">Bibliography</text:p>
          </text:index-title>
          <text:p text:style-name="P46">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46">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2-13T17:56:01.758085834</dc:date>
    <meta:editing-duration>PT1H28M50S</meta:editing-duration>
    <meta:editing-cycles>13</meta:editing-cycles>
    <meta:generator>LibreOffice/7.3.7.2$Linux_X86_64 LibreOffice_project/30$Build-2</meta:generator>
    <meta:document-statistic meta:table-count="1" meta:image-count="0" meta:object-count="110" meta:page-count="14" meta:paragraph-count="123" meta:word-count="1981" meta:character-count="15179" meta:non-whitespace-character-count="13254"/>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1/content.xml><?xml version="1.0" encoding="utf-8"?>
<math xmlns="http://www.w3.org/1998/Math/MathML" display="block">
  <semantics>
    <mstyle mathvariant="bold">
      <mi>v</mi>
    </mstyle>
    <annotation encoding="StarMath 5.0">bold{ v }</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n>1</mn>
                          </msub>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F_1 cdot (cos(x_7)sin(x_8)cos(x_9) + sin(x_7)sin(x_9))]  ## frac {1} {m}[F_1 cdot (cos(x_7)sin(x_9)sin(x_8) - cos(x_9)sin(x_7))] ## frac {1} {m}[F_1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